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sTests.suffixA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antsTests.getValuesInTur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stantsTests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stantsTests.get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tantsTests.getValuesWithEmptyStrin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antsTests.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antsTests.withClassThatExposesNoConsta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antsTests.to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stantsTests.getValuesWithNull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antsTests.ctorWithNull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sTests.getValuesWithWhitespacedString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